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128.8mm"/>
    </style:style>
    <style:style style:name="co6" style:family="table-column">
      <style:table-column-properties fo:break-before="auto" style:column-width="6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9900ff"/>
    </style:style>
    <style:style style:name="ce2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pecific localisation</text:p>
          </table:table-cell>
          <table:table-cell table:style-name="ce4" office:value-type="string" calcext:value-type="string">
            <text:p>Curation</text:p>
          </table:table-cell>
          <table:table-cell table:style-name="ce4"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PARTMENTS</text:p>
          </table:table-cell>
          <table:table-cell table:style-name="ce3" office:value-type="string" calcext:value-type="string">
            <text:p>COMPARTMENTS</text:p>
          </table:table-cell>
          <table:table-cell table:style-name="ce3" office:value-type="string" calcext:value-type="string">
            <text:p>Meta-too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Mixed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ntions but may not incorporate:</text:p>
          </table:table-cell>
          <table:table-cell office:value-type="string" calcext:value-type="string">
            <text:p>UniProtKB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MGI</text:p>
          </table:table-cell>
          <table:table-cell office:value-type="string" calcext:value-type="string">
            <text:p>Model Organism Database</text:p>
          </table:table-cell>
          <table:table-cell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SGD</text:p>
          </table:table-cell>
          <table:table-cell office:value-type="string" calcext:value-type="string">
            <text:p>Model Organism Database</text:p>
          </table:table-cell>
          <table:table-cell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Flybase</text:p>
          </table:table-cell>
          <table:table-cell office:value-type="string" calcext:value-type="string">
            <text:p>Model Organism Databas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Fly (Drosophila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Wormbase</text:p>
          </table:table-cell>
          <table:table-cell office:value-type="string" calcext:value-type="string">
            <text:p>Model Organism Databas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Worm (Nematode C. Elegans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cDNA tagging ref. 6</text:p>
          </table:table-cell>
          <table:table-cell office:value-type="string" calcext:value-type="string">
            <text:p>cDNA tagging project</text:p>
          </table:table-cell>
          <table:table-cell/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cDNA tagging ref. 7</text:p>
          </table:table-cell>
          <table:table-cell office:value-type="string" calcext:value-type="string">
            <text:p>cDNA tagging project</text:p>
          </table:table-cell>
          <table:table-cell/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mitochondrial cDNA tagging ref. 8</text:p>
          </table:table-cell>
          <table:table-cell office:value-type="string" calcext:value-type="string">
            <text:p>Mitochondrial cDNA tagging project</text:p>
          </table:table-cell>
          <table:table-cell office:value-type="string" calcext:value-type="string">
            <text:p>Mitochondria</text:p>
          </table:table-cell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Proteomic ref. 9</text:p>
          </table:table-cell>
          <table:table-cell office:value-type="string" calcext:value-type="string">
            <text:p>Proteomics project</text:p>
          </table:table-cell>
          <table:table-cell office:value-type="string" calcext:value-type="string">
            <text:p>Nucleolus</text:p>
          </table:table-cell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Proteomic ref. 10</text:p>
          </table:table-cell>
          <table:table-cell office:value-type="string" calcext:value-type="string">
            <text:p>Proteomics project</text:p>
          </table:table-cell>
          <table:table-cell office:value-type="string" calcext:value-type="string">
            <text:p>Golgi membrane</text:p>
          </table:table-cell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1</text:p>
          </table:table-cell>
          <table:table-cell office:value-type="string" calcext:value-type="string">
            <text:p>Microscopy study</text:p>
          </table:table-cell>
          <table:table-cell office:value-type="string" calcext:value-type="string">
            <text:p>Spliceosome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ly (Dros.) &amp; Huma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2</text:p>
          </table:table-cell>
          <table:table-cell office:value-type="string" calcext:value-type="string">
            <text:p>Proteomics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Yeast (budding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3</text:p>
          </table:table-cell>
          <table:table-cell office:value-type="string" calcext:value-type="string">
            <text:p>Proteomics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Yeast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4</text:p>
          </table:table-cell>
          <table:table-cell office:value-type="string" calcext:value-type="string">
            <text:p>Complex 1 Disease proteomics project</text:p>
          </table:table-cell>
          <table:table-cell office:value-type="string" calcext:value-type="string">
            <text:p>Mitochondria</text:p>
          </table:table-cell>
          <table:table-cell office:value-type="string" calcext:value-type="string">
            <text:p>Compendium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Human Protein Atlas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ttp://www.ncbi.nlm.nih.gov/pubmed/18487273</text:p>
          </table:table-cell>
          <table:table-cell office:value-type="string" calcext:value-type="string">
            <text:p>Text mining ref. 1 Polysearch</text:p>
          </table:table-cell>
          <table:table-cell office:value-type="string" calcext:value-type="string">
            <text:p>Text miner</text:p>
          </table:table-cell>
          <table:table-cell office:value-type="string" calcext:value-type="string">
            <text:p>Diseases, genes, mutations, drugs, metabolites</text:p>
          </table:table-cell>
          <table:table-cell office:value-type="string" calcext:value-type="string">
            <text:p>AI/Spider</text:p>
          </table:table-cell>
          <table:table-cell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ttp://www.ncbi.nlm.nih.gov/pubmed/15383839</text:p>
          </table:table-cell>
          <table:table-cell office:value-type="string" calcext:value-type="string">
            <text:p>Text mining ref. 2 Textpresso</text:p>
          </table:table-cell>
          <table:table-cell office:value-type="string" calcext:value-type="string">
            <text:p>Ontology miner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Scrape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ttp://www.ncbi.nlm.nih.gov/pubmed/23160413</text:p>
          </table:table-cell>
          <table:table-cell office:value-type="string" calcext:value-type="string">
            <text:p>Text mining ref. 3 (multiple)</text:p>
          </table:table-cell>
          <table:table-cell office:value-type="string" calcext:value-type="string">
            <text:p>Curators</text:p>
          </table:table-cell>
          <table:table-cell office:value-type="string" calcext:value-type="string">
            <text:p>Wormbase, dictybase, TAIR</text:p>
          </table:table-cell>
          <table:table-cell office:value-type="string" calcext:value-type="string">
            <text:p>AI/Spider</text:p>
          </table:table-cell>
          <table:table-cell office:value-type="string" calcext:value-type="string">
            <text:p>Worm &amp; ??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ttp://www.ncbi.nlm.nih.gov/pubmed/2108049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rticle on protein localisation prediction</text:p>
          </table:table-cell>
          <table:table-cell/>
          <table:table-cell office:value-type="string" calcext:value-type="string">
            <text:p>Journa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BaCelLo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ll?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LOCtree2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 &amp; Prokaryote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PSOR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Y-Loc</text:p>
          </table:table-cell>
          <table:table-cell office:value-type="string" calcext:value-type="string">
            <text:p>Causes Of Localisation Calcula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DBSubLoc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eSLDB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Proteomics project</text:p>
          </table:table-cell>
          <table:table-cell office:value-type="string" calcext:value-type="string">
            <text:p>membrane organisation and subcellular localisation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Human and Mous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locDB</text:p>
          </table:table-cell>
          <table:table-cell office:value-type="string" calcext:value-type="string">
            <text:p>Proteomics project</text:p>
          </table:table-cell>
          <table:table-cell/>
          <table:table-cell office:value-type="string" calcext:value-type="string">
            <text:p>Experimental</text:p>
          </table:table-cell>
          <table:table-cell office:value-type="string" calcext:value-type="string">
            <text:p>Human and Arabidopsis t.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SUBA3</text:p>
          </table:table-cell>
          <table:table-cell office:value-type="string" calcext:value-type="string">
            <text:p>Proteomics project</text:p>
          </table:table-cell>
          <table:table-cell/>
          <table:table-cell office:value-type="string" calcext:value-type="string">
            <text:p>Experimental</text:p>
          </table:table-cell>
          <table:table-cell office:value-type="string" calcext:value-type="string">
            <text:p>Arabidopsis t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pecific localisation</text:p>
          </table:table-cell>
          <table:table-cell table:style-name="ce4" office:value-type="string" calcext:value-type="string">
            <text:p>Curation</text:p>
          </table:table-cell>
          <table:table-cell table:style-name="ce4"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bioinformatics.ysu.e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TargetP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-terminal sequences for Extracellular, mito, c’plast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TMHMM</text:p>
          </table:table-cell>
          <table:table-cell office:value-type="string" calcext:value-type="string">
            <text:p>Protein folding feature predictor</text:p>
          </table:table-cell>
          <table:table-cell office:value-type="string" calcext:value-type="string">
            <text:p>Transmembrane helices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Prosite (PS-Scan)</text:p>
          </table:table-cell>
          <table:table-cell office:value-type="string" calcext:value-type="string">
            <text:p>Localisation Signal detector</text:p>
          </table:table-cell>
          <table:table-cell office:value-type="string" calcext:value-type="string">
            <text:p>ER retention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SecretomeP</text:p>
          </table:table-cell>
          <table:table-cell office:value-type="string" calcext:value-type="string">
            <text:p>Non-Signal-Peptide Secretion Predictor</text:p>
          </table:table-cell>
          <table:table-cell office:value-type="string" calcext:value-type="string">
            <text:p>Secretory pathway -&gt; extracellula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gram± bacteria, mammals (,eukaryotes?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and as Phillius (newer)</text:p>
          </table:table-cell>
          <table:table-cell office:value-type="string" calcext:value-type="string">
            <text:p>Phobius</text:p>
          </table:table-cell>
          <table:table-cell office:value-type="string" calcext:value-type="string">
            <text:p>Signal &amp; TM Topology Predictor</text:p>
          </table:table-cell>
          <table:table-cell office:value-type="string" calcext:value-type="string">
            <text:p>Transmembran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LF PSOR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ungi, plants, ani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-LIPO</text:p>
          </table:table-cell>
          <table:table-cell office:value-type="string" calcext:value-type="string">
            <text:p>Lipoprotein Signal predictor</text:p>
          </table:table-cell>
          <table:table-cell office:value-type="string" calcext:value-type="string">
            <text:p>Lipoproteins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Gram+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ProLoc-GO</text:p>
          </table:table-cell>
          <table:table-cell office:value-type="string" calcext:value-type="string">
            <text:p>Localisation Predictor/Ontology Mine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KnowPredsite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office:value-type="string" calcext:value-type="string">
            <text:p>Prokaryotes &amp; 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MultiLoc2</text:p>
          </table:table-cell>
          <table:table-cell office:value-type="string" calcext:value-type="string">
            <text:p>Phylogeny &amp; Ontology Integrated Mine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-SIGNAL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rcha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RSL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’plast, cytoplasm, mitochondria, nucleu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Oryza Sativa (ri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x2 --&gt;</text:p>
          </table:table-cell>
          <table:table-cell office:value-type="string" calcext:value-type="string">
            <text:p>SherLoc2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ll-PLoc 2.0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office:value-type="string" calcext:value-type="string">
            <text:p>eukaryotes, gram± bacteria, viru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CoBaltDB</text:p>
          </table:table-cell>
          <table:table-cell office:value-type="string" calcext:value-type="string">
            <text:p>Localisation Database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Mixed?</text:p>
          </table:table-cell>
          <table:table-cell office:value-type="string" calcext:value-type="string">
            <text:p>pro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ORTb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pro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SCL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ytoplasm, mitochondria, nucleus, secretory, c’plast</text:p>
          </table:table-cell>
          <table:table-cell office:value-type="string" calcext:value-type="string">
            <text:p>Neural AI</text:p>
          </table:table-cell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x2 --&gt;</text:p>
          </table:table-cell>
          <table:table-cell office:value-type="string" calcext:value-type="string">
            <text:p>SignalP 4.0</text:p>
          </table:table-cell>
          <table:table-cell office:value-type="string" calcext:value-type="string">
            <text:p>Signal peptide detector of TM regions &amp; DB</text:p>
          </table:table-cell>
          <table:table-cell office:value-type="string" calcext:value-type="string">
            <text:p>Signal peptides</text:p>
          </table:table-cell>
          <table:table-cell/>
          <table:table-cell office:value-type="string" calcext:value-type="string">
            <text:p>eukaryotes, gram± bacteria (,prokaryotes?)</text:p>
          </table:table-cell>
          <table:table-cell office:value-type="string" calcext:value-type="string">
            <text:p>http://www.ncbi.nlm.nih.gov/entrez/query.fcgi?cmd=Retrieve&amp;db=PubMed&amp;list_uids=10065837&amp;dopt=Abstract</text:p>
          </table:table-cell>
          <table:table-cell office:value-type="string" calcext:value-type="string">
            <text:p>http://www.ncbi.nlm.nih.gov/entrez/query.fcgi?cmd=Retrieve&amp;db=PubMed&amp;list_uids=11099261&amp;dopt=Abstra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cX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office:value-type="string" calcext:value-type="string">
            <text:p>Arabidopsis 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SLAP</text:p>
          </table:table-cell>
          <table:table-cell office:value-type="string" calcext:value-type="string">
            <text:p>Apoptosis Protein Localisation predictor</text:p>
          </table:table-cell>
          <table:table-cell office:value-type="string" calcext:value-type="string">
            <text:p>Unspecified, &gt;5.</text:p>
          </table:table-cell>
          <table:table-cell/>
          <table:table-cell office:value-type="string" calcext:value-type="string">
            <text:p>All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loc Animal</text:p>
          </table:table-cell>
          <table:table-cell office:value-type="string" calcext:value-type="string">
            <text:p>Localisation &amp; ontology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imal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pecific localisation</text:p>
          </table:table-cell>
          <table:table-cell table:style-name="ce4" office:value-type="string" calcext:value-type="string">
            <text:p>Curation</text:p>
          </table:table-cell>
          <table:table-cell table:style-name="ce4"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psort.org/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ep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0 categories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dSL</text:p>
          </table:table-cell>
          <table:table-cell office:value-type="string" calcext:value-type="string">
            <text:p>'SCL’ predictor based on N-term seqs</text:p>
          </table:table-cell>
          <table:table-cell office:value-type="string" calcext:value-type="string">
            <text:p>N-terminal based</text:p>
          </table:table-cell>
          <table:table-cell office:value-type="string" calcext:value-type="string">
            <text:p>Multi-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CL</text:p>
          </table:table-cell>
          <table:table-cell office:value-type="string" calcext:value-type="string">
            <text:p>'SCL’ predictor</text:p>
          </table:table-cell>
          <table:table-cell office:value-type="string" calcext:value-type="string">
            <text:p>'Interpro’ domain base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CAR SCL prediction</text:p>
          </table:table-cell>
          <table:table-cell office:value-type="string" calcext:value-type="string">
            <text:p>'SCL’ predictor based on assoc’n rules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scriminative HMMs</text:p>
          </table:table-cell>
          <table:table-cell office:value-type="string" calcext:value-type="string">
            <text:p>'SCL’ predictor</text:p>
          </table:table-cell>
          <table:table-cell office:value-type="string" calcext:value-type="string">
            <text:p>Compartmental logic test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Yea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retP</text:p>
          </table:table-cell>
          <table:table-cell office:value-type="string" calcext:value-type="string">
            <text:p>Localisation predictor PseAA and SVMs</text:p>
          </table:table-cell>
          <table:table-cell office:value-type="string" calcext:value-type="string">
            <text:p>Secretory pathway -&gt; extracellular</text:p>
          </table:table-cell>
          <table:table-cell/>
          <table:table-cell office:value-type="string" calcext:value-type="string">
            <text:p>Mam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9 plant protein localisations for EST-DNA input?</text:p>
          </table:table-cell>
          <table:table-cell/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localize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2 animal protein localisations via 11 methods?</text:p>
          </table:table-cell>
          <table:table-cell/>
          <table:table-cell office:value-type="string" calcext:value-type="string">
            <text:p>Ani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nt-m-Ploc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loc</text:p>
          </table:table-cell>
          <table:table-cell office:value-type="string" calcext:value-type="string">
            <text:p>Localisation &amp; ontology predictor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m-m-Ploc 2.0</text:p>
          </table:table-cell>
          <table:table-cell office:value-type="string" calcext:value-type="string">
            <text:p>Localisation predictor (uses Ensembl?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nal-BLAST</text:p>
          </table:table-cell>
          <table:table-cell office:value-type="string" calcext:value-type="string">
            <text:p>Localisation predictor (uses BLAST)</text:p>
          </table:table-cell>
          <table:table-cell table:number-columns-repeated="2"/>
          <table:table-cell office:value-type="string" calcext:value-type="string">
            <text:p>Eukaryotes and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CellPro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1 subcellular locations</text:p>
          </table:table-cell>
          <table:table-cell office:value-type="string" calcext:value-type="string">
            <text:p>Multi-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Lpred2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t least 4 locations (mito, nucleus, cytoplasm, extracellular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aBoost Learne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2 subcellular localisation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cellPredic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ytoplasm, mitochondria, nucleus, secretory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LDoc</text:p>
          </table:table-cell>
          <table:table-cell office:value-type="string" calcext:value-type="string">
            <text:p>Localisation predictor (based on docs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Prokaryotes &amp; 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iLoc</text:p>
          </table:table-cell>
          <table:table-cell office:value-type="string" calcext:value-type="string">
            <text:p>Localisation predictor (text based)</text:p>
          </table:table-cell>
          <table:table-cell table:number-columns-repeated="2"/>
          <table:table-cell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AIndexLoc</text:p>
          </table:table-cell>
          <table:table-cell office:value-type="string" calcext:value-type="string">
            <text:p>Localisation predictor (chemistry based)</text:p>
          </table:table-cell>
          <table:table-cell/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PFA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incl c’plast, mito, secretory, other locs (nucleus or cytosol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imLOC</text:p>
          </table:table-cell>
          <table:table-cell office:value-type="string" calcext:value-type="string">
            <text:p>Localisation meta-predictor</text:p>
          </table:table-cell>
          <table:table-cell office:value-type="string" calcext:value-type="string">
            <text:p>Mitochondria</text:p>
          </table:table-cell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P-Local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’plast, mito, sec p’way, etc (nuc/c’sol) Euk, c’plasm, extracell, periplasm Gram-</text:p>
          </table:table-cell>
          <table:table-cell/>
          <table:table-cell office:value-type="string" calcext:value-type="string">
            <text:p>Eukaryotes, Gram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PS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-PLoc</text:p>
          </table:table-cell>
          <table:table-cell office:value-type="string" calcext:value-type="string">
            <text:p>Localisation predictor (Nearest Neighbour)</text:p>
          </table:table-cell>
          <table:table-cell office:value-type="string" calcext:value-type="string">
            <text:p>KNN = Nearest Neighbou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k-mPLoc</text:p>
          </table:table-cell>
          <table:table-cell office:value-type="string" calcext:value-type="string">
            <text:p>Localisation predictor (multi)</text:p>
          </table:table-cell>
          <table:table-cell office:value-type="string" calcext:value-type="string">
            <text:p>ontology, func domain, sequential evolution base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k-PLoc <text:s/>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nt-PLoc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in Prowle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ecretory, mitochondria, c’plast or other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TARGE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9 localisation sites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LLO</text:p>
          </table:table-cell>
          <table:table-cell office:value-type="string" calcext:value-type="string">
            <text:p>Localisation predictor (Support vector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Eukaryotes and pro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gi Localisation Predicto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Golgi Type II membrane proteins &amp; post-golgi.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SLIP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6 localisation sites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L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4 localisation sites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SVMPSI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2 localisation sites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LT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Humans + 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L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'many’ localisation sites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m± bacteria, plants, fungi, ani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Loc</text:p>
          </table:table-cell>
          <table:table-cell office:value-type="string" calcext:value-type="string">
            <text:p>Localisation predictor (Support vector)</text:p>
          </table:table-cell>
          <table:table-cell office:value-type="string" calcext:value-type="string">
            <text:p>prok: c’plasm, periplasm, extracell. Euk: c’plasm, mito, nuclear, or extracell</text:p>
          </table:table-cell>
          <table:table-cell/>
          <table:table-cell office:value-type="string" calcext:value-type="string">
            <text:p>Eukaryotes &amp; Pro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otar (no longer online?)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mito, plastid</text:p>
          </table:table-cell>
          <table:table-cell/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ncbi.nlm.nih.gov/pubmed/21284890" xlink:type="simple">http://www.ncbi.nlm.nih.gov/pubmed/21284890</text:a></text:p>
          </table:table-cell>
          <table:table-cell office:value-type="string" calcext:value-type="string">
            <text:p>GO-TLM</text:p>
          </table:table-cell>
          <table:table-cell office:value-type="string" calcext:value-type="string">
            <text:p>Gene Ontology transfer model, no web</text:p>
          </table:table-cell>
          <table:table-cell table:number-columns-repeated="2"/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ncbi.nlm.nih.gov/pubmed/21283516</text:p>
          </table:table-cell>
          <table:table-cell office:value-type="string" calcext:value-type="string">
            <text:p>Yeast SCL FPT</text:p>
          </table:table-cell>
          <table:table-cell office:value-type="string" calcext:value-type="string">
            <text:p>Frequent Pattern Tree, no web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Yea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ncbi.nlm.nih.gov/pubmed/21722885</text:p>
          </table:table-cell>
          <table:table-cell office:value-type="string" calcext:value-type="string">
            <text:p>SCL by PCA and WSVMs</text:p>
          </table:table-cell>
          <table:table-cell office:value-type="string" calcext:value-type="string">
            <text:p>Localisation predictor, no web</text:p>
          </table:table-cell>
          <table:table-cell/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www.ncbi.nlm.nih.gov/pubmed/21605055</text:p>
          </table:table-cell>
          <table:table-cell office:value-type="string" calcext:value-type="string">
            <text:p>SCL by PseAAC</text:p>
          </table:table-cell>
          <table:table-cell office:value-type="string" calcext:value-type="string">
            <text:p>Localisation predictor, no web</text:p>
          </table:table-cell>
          <table:table-cell office:value-type="string" calcext:value-type="string">
            <text:p>Apoptosis protei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://www.ncbi.nlm.nih.gov/pubmed/20180250</text:p>
          </table:table-cell>
          <table:table-cell office:value-type="string" calcext:value-type="string">
            <text:p>M(3)-SVM</text:p>
          </table:table-cell>
          <table:table-cell office:value-type="string" calcext:value-type="string">
            <text:p>Localisation predictor (uses Ensembl?)</text:p>
          </table:table-cell>
          <table:table-cell office:value-type="string" calcext:value-type="string">
            <text:p>Includes ontology, secondary structure and solvent accessi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://www.ncbi.nlm.nih.gov/pubmed/17472741?ordinalpos=1&amp;itool=EntrezSystem2.PEntrez.Pubmed.Pubmed_ResultsPanel.Pubmed_RVDocSum</text:p>
          </table:table-cell>
          <table:table-cell office:value-type="string" calcext:value-type="string">
            <text:p>ngLOC</text:p>
          </table:table-cell>
          <table:table-cell office:value-type="string" calcext:value-type="string">
            <text:p>Localisation predictor (Bayesian)</text:p>
          </table:table-cell>
          <table:table-cell office:value-type="string" calcext:value-type="string">
            <text:p>10 organelle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Yeast, nematode, fruitfly (dros), mosquito, zebrafish, chicken, mouse, 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olus</text:p>
          </table:table-cell>
          <table:table-cell office:value-type="string" calcext:value-type="string">
            <text:p>Neural AI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trumKernel+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LStradamu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c-P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CLEO</text:p>
          </table:table-cell>
          <table:table-cell office:value-type="string" calcext:value-type="string">
            <text:p>Localisation predictor (incl. dual localisation)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c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Genetic Al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P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tNE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ar export signals</text:p>
          </table:table-cell>
          <table:table-cell office:value-type="string" calcext:value-type="string">
            <text:p>Neural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dictNL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rus-mPLoc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AI?</text:p>
          </table:table-cell>
          <table:table-cell office:value-type="string" calcext:value-type="string">
            <text:p>Viruses (in other organism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rus-Ploc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Viruses (in other organism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P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eta-barrel outer-membrane proteins</text:p>
          </table:table-cell>
          <table:table-cell office:value-type="string" calcext:value-type="string">
            <text:p>Manual?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opo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GSub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Fungus: Fusarium graminear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teP-DB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Gram+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MLoc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teins with multiple localisations</text:p>
          </table:table-cell>
          <table:table-cell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PD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Alpha-helical same-side TM motifs</text:p>
          </table:table-cell>
          <table:table-cell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TFLP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Experimental</text:p>
          </table:table-cell>
          <table:table-cell office:value-type="string" calcext:value-type="string">
            <text:p>Arabidop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db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Sbas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Nuclear export signals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DB_T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-GOSU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edictions from Proteome Analyst</text:p>
          </table:table-cell>
          <table:table-cell office:value-type="string" calcext:value-type="string">
            <text:p>AI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ganelle 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teins found in organelles and structures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P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itochondrial protein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abidopsis 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TOMA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itochondr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targe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tructural genomi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C3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with known 3D structures only</text:p>
          </table:table-cell>
          <table:table-cell/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key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ased on Swiss-Prot keywords</text:p>
          </table:table-cell>
          <table:table-cell/>
          <table:table-cell office:value-type="string" calcext:value-type="string">
            <text:p>Humans, Arabidopsis, fly, yeast and wor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h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Homology to experimentally annotated prots onl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E. col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mPype</text:p>
          </table:table-cell>
          <table:table-cell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'pipeline’</text:p>
          </table:table-cell>
          <table:table-cell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PCONS</text:p>
          </table:table-cell>
          <table:table-cell office:value-type="string" calcext:value-type="string">
            <text:p>Topology predictor (consensus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OCTOPUS</text:p>
          </table:table-cell>
          <table:table-cell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MM-TM</text:p>
          </table:table-cell>
          <table:table-cell office:value-type="string" calcext:value-type="string">
            <text:p>Topology incorporator</text:p>
          </table:table-cell>
          <table:table-cell/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UMBUP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MDHMM(TMHP)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UPS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8081245?ordinalpos=1&amp;itool=EntrezSystem2.PEntrez.Pubmed.Pubmed_ResultsPanel.Pubmed_RVDocSum</text:p>
          </table:table-cell>
          <table:table-cell office:value-type="string" calcext:value-type="string">
            <text:p>SVMtop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AI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6792816?ordinalpos=4&amp;itool=EntrezSystem2.PEntrez.Pubmed.Pubmed_ResultsPanel.Pubmed_RVDocSum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AI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7237066?dopt=AbstractPlus</text:p>
          </table:table-cell>
          <table:table-cell office:value-type="string" calcext:value-type="string">
            <text:p>MEMSAT3</text:p>
          </table:table-cell>
          <table:table-cell office:value-type="string" calcext:value-type="string">
            <text:p>Topology predictor (evolutionary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Neural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HCRF or BetAware TMBB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Prokaryotes,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ncbi.nlm.nih.gov/pubmed/16844984?dopt=AbstractPlus</text:p>
          </table:table-cell>
          <table:table-cell office:value-type="string" calcext:value-type="string">
            <text:p>PONGO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b server is in Japanese or similar.</text:p>
          </table:table-cell>
          <table:table-cell office:value-type="string" calcext:value-type="string">
            <text:p>Localizome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Meta/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VMtm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ncbi.nlm.nih.gov/pubmed/15215532?dopt=Abstract</text:p>
          </table:table-cell>
          <table:table-cell office:value-type="string" calcext:value-type="string">
            <text:p>PRODIV-TMHMM</text:p>
          </table:table-cell>
          <table:table-cell office:value-type="string" calcext:value-type="string">
            <text:p>Topology predictor (evolutionary)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lyPhobius</text:p>
          </table:table-cell>
          <table:table-cell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 and signal peptides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5215417?dopt=Abstract</text:p>
          </table:table-cell>
          <table:table-cell office:value-type="string" calcext:value-type="string">
            <text:p>ConPred2</text:p>
          </table:table-cell>
          <table:table-cell office:value-type="string" calcext:value-type="string">
            <text:p>Topology predictor (consensus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MMTOP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cctop.enzim.ttk.mta.hu/</text:p>
          </table:table-cell>
          <table:table-cell office:value-type="string" calcext:value-type="string">
            <text:p>CCTOP</text:p>
          </table:table-cell>
          <table:table-cell office:value-type="string" calcext:value-type="string">
            <text:p>Topology predictor (consensus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9278280?dopt=Abstrac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pasy TMpred <text:s/></text:p>
          </table:table-cell>
          <table:table-cell office:value-type="string" calcext:value-type="string">
            <text:p>Topology predictor (database stat analysis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Weight Matric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ad link: SOSUI</text:p>
          </table:table-cell>
          <table:table-cell office:value-type="string" calcext:value-type="string">
            <text:p>Classification and 2ndary structure predict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ad link: TMA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ad link: TopPred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BBPRED</text:p>
          </table:table-cell>
          <table:table-cell office:value-type="string" calcext:value-type="string">
            <text:p>Topology predictor (consensus)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sted on Gram-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ncbi.nlm.nih.gov/pubmed/17088282?ordinalpos=1&amp;itool=EntrezSystem2.PEntrez.Pubmed.Pubmed_ResultsPanel.Pubmed_RVAbstractPlusDrugs2</text:p>
          </table:table-cell>
          <table:table-cell office:value-type="string" calcext:value-type="string">
            <text:p>TMBETA-GENOM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rchaea, Bacteria, 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ncbi.nlm.nih.gov/pubmed/16844988?dopt=Abstract</text:p>
          </table:table-cell>
          <table:table-cell office:value-type="string" calcext:value-type="string">
            <text:p>PROFtmb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llegal Linux distribution relicense</text:p>
          </table:table-cell>
          <table:table-cell office:value-type="string" calcext:value-type="string">
            <text:p>transFold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ncbi.nlm.nih.gov/pubmed/16204348?dopt=Abstract</text:p>
          </table:table-cell>
          <table:table-cell office:value-type="string" calcext:value-type="string">
            <text:p>TMBETA-SVM</text:p>
          </table:table-cell>
          <table:table-cell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 (beta barrel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ncbi.nlm.nih.gov/pubmed/15769290?dopt=Abstract</text:p>
          </table:table-cell>
          <table:table-cell office:value-type="string" calcext:value-type="string">
            <text:p>TMB-Hunt</text:p>
          </table:table-cell>
          <table:table-cell office:value-type="string" calcext:value-type="string">
            <text:p>Topology predictor (Nearest neighbour)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5980447?dopt=Abstract</text:p>
          </table:table-cell>
          <table:table-cell office:value-type="string" calcext:value-type="string">
            <text:p>TMBETA-NET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Neural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MP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-TMBB</text:p>
          </table:table-cell>
          <table:table-cell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21:28:16.335591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6:32:13.711720623</meta:creation-date>
    <dc:date>2018-07-29T05:09:02.391475865</dc:date>
    <meta:editing-duration>P4DT10H24M17S</meta:editing-duration>
    <meta:editing-cycles>126</meta:editing-cycles>
    <meta:generator>LibreOffice/6.0.3.2$Linux_X86_64 LibreOffice_project/00m0$Build-2</meta:generator>
    <meta:document-statistic meta:table-count="1" meta:cell-count="722" meta:object-count="0"/>
  </office:meta>
</office:document-meta>
</file>